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Consolas" svg:font-family="Consolas"/>
    <style:font-face style:name="OpenSymbol" svg:font-family="OpenSymbol, 'Arial Unicode MS'"/>
    <style:font-face style:name="Liberation Mono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2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0.458cm" fo:min-width="2.206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6cm" fo:min-width="4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751cm" fo:min-width="3.324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4.951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objectwithoutfill">
      <style:graphic-properties draw:stroke="dash" draw:stroke-dash="Double_20_Dash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61cm" fo:min-width="5.79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49cm" fo:min-width="7.47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55cm" fo:min-width="3.5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4cm" fo:min-width="2.86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08cm" fo:min-width="5.40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96cm" fo:min-width="5.40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97cm" fo:min-width="5.40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6cm" fo:min-width="5.79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2cm" fo:min-width="3.10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1cm" fo:min-width="4.0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1cm" fo:min-width="5.6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51cm" fo:min-width="3.1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899cm" fo:min-width="4.30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5.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456cm" fo:min-width="3.10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1cm" fo:min-width="3.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51cm" fo:min-width="3.32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751cm" fo:min-width="5.58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1cm" fo:min-width="4.27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51cm" fo:min-width="1.934cm"/>
      <style:paragraph-properties style:writing-mode="lr-tb"/>
    </style:style>
    <style:style style:name="gr3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7pt" style:font-size-asian="7pt" style:font-size-complex="7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style:text-position="0% 100%" style:font-name="Times New Roman" fo:font-size="8pt" style:font-size-asian="8pt" style:font-size-complex="8pt"/>
    </style:style>
    <style:style style:name="P14" style:family="paragraph">
      <style:paragraph-properties fo:text-align="center"/>
      <style:text-properties style:text-position="0% 100%" style:font-name="Times New Roman" fo:font-size="9pt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6" style:family="paragraph">
      <style:paragraph-properties fo:text-align="center"/>
      <style:text-properties fo:font-size="10pt" style:font-size-asian="9pt" style:font-size-complex="9pt"/>
    </style:style>
    <style:style style:name="P17" style:family="paragraph">
      <style:paragraph-properties fo:text-align="center"/>
      <style:text-properties fo:font-size="10pt" style:font-size-asian="7pt" style:font-size-complex="7pt"/>
    </style:style>
    <style:style style:name="P18" style:family="paragraph">
      <style:paragraph-properties fo:text-align="center"/>
      <style:text-properties fo:font-size="10pt"/>
    </style:style>
    <style:style style:name="P19" style:family="paragraph">
      <style:paragraph-properties fo:text-align="center"/>
      <style:text-properties fo:font-size="9pt"/>
    </style:style>
    <style:style style:name="P20" style:family="paragraph">
      <loext:graphic-properties draw:fill="none"/>
      <style:paragraph-properties fo:text-align="center"/>
      <style:text-properties fo:font-size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text-position="0% 100%" style:font-name="Times New Roman" fo:font-size="8pt" style:font-size-asian="8pt" style:font-size-complex="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size-asian="9pt" style:font-size-complex="9pt"/>
    </style:style>
    <style:style style:name="T10" style:family="text">
      <style:text-properties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3cm" svg:height="1.002cm" draw:transform="skewX (-0.0010471975511966) rotate (-0.000872664625997355) translate (6.25cm 8.427cm)"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5cm" svg:height="0.85cm" svg:x="5.25cm" svg:y="12.18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5cm" svg:height="1cm" svg:x="5.25cm" svg:y="13.43cm">
          <text:p text:style-name="P1"><text:span text:style-name="T1">first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xml:id="id4" draw:id="id4" draw:layer="layout" draw:type="line" svg:x1="7.751cm" svg:y1="9.432cm" svg:x2="7.75cm" svg:y2="12.18cm" draw:start-shape="id1" draw:start-glue-point="6" draw:end-shape="id2" draw:end-glue-point="4" svg:d="M7751 9432l-1 2748" svg:viewBox="0 0 2 2749">
          <text:p/>
        </draw:connector>
        <draw:connector draw:style-name="gr5" draw:text-style-name="P5" draw:layer="layout" svg:x1="7.75cm" svg:y1="13.03cm" svg:x2="7.75cm" svg:y2="13.43cm" draw:start-shape="id2" draw:start-glue-point="6" draw:end-shape="id3" draw:end-glue-point="0" svg:d="M7750 13030v400" svg:viewBox="0 0 1 401">
          <text:p/>
        </draw:connector>
        <draw:custom-shape draw:name="Text-Annotation-2" draw:style-name="gr6" draw:text-style-name="P7" xml:id="id5" draw:id="id5" draw:layer="layout" svg:width="0.38cm" svg:height="5.2cm" svg:x="11.25cm" svg:y="8.18cm">
          <text:p text:style-name="P6"><text:span text:style-name="T2">#include &lt;string&gt;</text:span></text:p>
          <text:p text:style-name="P6"><text:span text:style-name="T2">#include &lt;iostream&gt;</text:span></text:p>
          <text:p text:style-name="P6"><text:span text:style-name="T2"/></text:p>
          <text:p text:style-name="P6"><text:span text:style-name="T2">using namespace std;</text:span></text:p>
          <text:p text:style-name="P6"><text:span text:style-name="T2"/></text:p>
          <text:p text:style-name="P6"><text:span text:style-name="T2">struct DayMoment</text:span></text:p>
          <text:p text:style-name="P6"><text:span text:style-name="T2">{</text:span></text:p>
          <text:p text:style-name="P6"><text:span text:style-name="T2"><text:s text:c="4"/></text:span><text:span text:style-name="T2">size_t hours, mins, secs;</text:span></text:p>
          <text:p text:style-name="P6"><text:span text:style-name="T2"/></text:p>
          <text:p text:style-name="P6"><text:span text:style-name="T2"><text:s text:c="4"/></text:span><text:span text:style-name="T2">size_t getAllSecs();</text:span></text:p>
          <text:p text:style-name="P6"><text:span text:style-name="T2"><text:s text:c="4"/></text:span><text:span text:style-name="T2">void takeAllSecs(size_t all_secs);</text:span></text:p>
          <text:p text:style-name="P6"><text:span text:style-name="T2"/></text:p>
          <text:p text:style-name="P6"><text:span text:style-name="T2"><text:s text:c="4"/></text:span><text:span text:style-name="T2">DayMoment() : hours(0), mins(0), secs(0) {}</text:span></text:p>
          <text:p text:style-name="P6"><text:span text:style-name="T2"><text:s text:c="4"/></text:span><text:span text:style-name="T2">DayMoment(size_t hours, size_t mins, size_t secs) :</text:span></text:p>
          <text:p text:style-name="P6"><text:span text:style-name="T2"><text:tab/></text:span><text:span text:style-name="T2"> <text:s text:c="18"/></text:span><text:span text:style-name="T2">hours(hours), mins(mins), secs(secs) {}</text:span></text:p>
          <text:p text:style-name="P6"><text:span text:style-name="T2">};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7" draw:text-style-name="P8" draw:layer="layout" draw:type="line" svg:x1="7.75cm" svg:y1="10.806cm" svg:x2="11.25cm" svg:y2="10.78cm" draw:start-shape="id4" draw:start-glue-point="0" draw:end-shape="id5" draw:end-glue-point="5" svg:d="M7750 10806l3500-26" svg:viewBox="0 0 3501 27">
          <text:p/>
        </draw:connector>
        <draw:custom-shape draw:style-name="gr3" draw:text-style-name="P3" xml:id="id6" draw:id="id6" draw:layer="layout" svg:width="5cm" svg:height="1cm" svg:x="5.251cm" svg:y="14.831cm">
          <text:p text:style-name="P1"><text:span text:style-name="T1">second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7" draw:id="id7" draw:layer="layout" svg:width="5cm" svg:height="1cm" svg:x="5.251cm" svg:y="16.231cm">
          <text:p text:style-name="P1"><text:span text:style-name="T1">third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8" draw:id="id8" draw:layer="layout" svg:width="5cm" svg:height="1cm" svg:x="5.251cm" svg:y="17.631cm">
          <text:p text:style-name="P1"><text:span text:style-name="T1">fourth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9" draw:id="id9" draw:layer="layout" svg:width="5cm" svg:height="1cm" svg:x="5.252cm" svg:y="19.032cm">
          <text:p text:style-name="P1"><text:span text:style-name="T1">fifth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10" draw:id="id10" draw:layer="layout" svg:width="5cm" svg:height="1cm" svg:x="5.252cm" svg:y="20.432cm">
          <text:p text:style-name="P1"><text:span text:style-name="T1">sixth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8" draw:layer="layout" draw:type="line" svg:x1="7.75cm" svg:y1="14.43cm" svg:x2="7.751cm" svg:y2="14.831cm" draw:start-shape="id3" draw:start-glue-point="2" draw:end-shape="id6" draw:end-glue-point="0" svg:d="M7750 14430l1 401" svg:viewBox="0 0 2 402">
          <text:p/>
        </draw:connector>
        <draw:connector draw:style-name="gr8" draw:text-style-name="P8" draw:layer="layout" draw:type="line" svg:x1="7.751cm" svg:y1="15.831cm" svg:x2="7.751cm" svg:y2="16.231cm" draw:start-shape="id6" draw:start-glue-point="2" draw:end-shape="id7" draw:end-glue-point="0" svg:d="M7751 15831v400" svg:viewBox="0 0 1 401">
          <text:p/>
        </draw:connector>
        <draw:connector draw:style-name="gr8" draw:text-style-name="P8" draw:layer="layout" draw:type="line" svg:x1="7.751cm" svg:y1="17.231cm" svg:x2="7.751cm" svg:y2="17.631cm" draw:start-shape="id7" draw:start-glue-point="2" draw:end-shape="id8" draw:end-glue-point="0" svg:d="M7751 17231v400" svg:viewBox="0 0 1 401">
          <text:p/>
        </draw:connector>
        <draw:connector draw:style-name="gr8" draw:text-style-name="P8" draw:layer="layout" draw:type="line" svg:x1="7.751cm" svg:y1="18.631cm" svg:x2="7.752cm" svg:y2="19.032cm" draw:start-shape="id8" draw:start-glue-point="2" draw:end-shape="id9" draw:end-glue-point="0" svg:d="M7751 18631l1 401" svg:viewBox="0 0 2 402">
          <text:p/>
        </draw:connector>
        <draw:connector draw:style-name="gr8" draw:text-style-name="P8" draw:layer="layout" draw:type="line" svg:x1="7.752cm" svg:y1="20.032cm" svg:x2="7.752cm" svg:y2="20.432cm" draw:start-shape="id9" draw:start-glue-point="2" draw:end-shape="id10" draw:end-glue-point="0" svg:d="M7752 20032v400" svg:viewBox="0 0 1 401">
          <text:p/>
        </draw:connector>
      </draw:page>
      <draw:page draw:name="page2" draw:style-name="dp1" draw:master-page-name="Обычный">
        <draw:custom-shape draw:style-name="gr9" draw:text-style-name="P5" xml:id="id11" draw:id="id11" draw:layer="layout" svg:width="6.977cm" svg:height="1.999cm" svg:x="6.961cm" svg:y="9.28cm">
          <text:p text:style-name="P5">size_t DayMoment::getAllSecs()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5" xml:id="id12" draw:id="id12" draw:layer="layout" svg:width="6.977cm" svg:height="1.999cm" svg:x="6.961cm" svg:y="12.28cm">
          <text:p text:style-name="P5">return</text:p>
          <text:p text:style-name="P5">hours * 3600 + mins * 60 + secs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draw:type="line" svg:x1="10.45cm" svg:y1="11.279cm" svg:x2="10.45cm" svg:y2="12.28cm" draw:start-shape="id11" draw:start-glue-point="6" draw:end-shape="id12" draw:end-glue-point="4" svg:d="M10450 11279v1001" svg:viewBox="0 0 1 1002">
          <text:p/>
        </draw:connector>
        <draw:custom-shape draw:style-name="gr9" draw:text-style-name="P5" xml:id="id13" draw:id="id13" draw:layer="layout" svg:width="6.977cm" svg:height="1.999cm" svg:x="6.961cm" svg:y="15.278cm">
          <text:p text:style-name="P5">void DayMoment::takeAllSecs</text:p>
          <text:p text:style-name="P5">(size_t all_secs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5" xml:id="id14" draw:id="id14" draw:layer="layout" svg:width="7.976cm" svg:height="1.999cm" svg:x="6.48cm" svg:y="18.355cm">
          <text:p text:style-name="P5"><text:s text:c="4"/>hours = all_secs / 3600; all_secs %= 3600;</text:p>
          <text:p text:style-name="P5">mins = all_secs / 60; all_secs %= 60;</text:p>
          <text:p text:style-name="P5">secs = all_secs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draw:type="line" svg:x1="10.45cm" svg:y1="17.277cm" svg:x2="10.468cm" svg:y2="18.355cm" draw:start-shape="id13" draw:start-glue-point="6" draw:end-shape="id14" draw:end-glue-point="4" svg:d="M10450 17277l18 1078" svg:viewBox="0 0 19 1079">
          <text:p/>
        </draw:connector>
      </draw:page>
      <draw:page draw:name="page3" draw:style-name="dp1" draw:master-page-name="Обычный">
        <draw:custom-shape draw:style-name="gr11" draw:text-style-name="P9" xml:id="id15" draw:id="id15" draw:layer="layout" svg:width="4.5cm" svg:height="0.999cm" svg:x="3.7cm" svg:y="6.35cm">
          <text:p text:style-name="P9"><text:span text:style-name="T3">DayMoment getDayMoment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9" xml:id="id18" draw:id="id18" draw:layer="layout" svg:width="3.727cm" svg:height="0.998cm" svg:x="4.09cm" svg:y="10.299cm">
          <text:p text:style-name="P9"><text:span text:style-name="T3">return DAY_MOMEN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0" xml:id="id16" draw:id="id16" draw:layer="layout" svg:width="9.711cm" svg:height="0.958cm" svg:x="1.1cm" svg:y="7.799cm">
          <text:p text:style-name="P10"><text:span text:style-name="T4">cout &lt;&lt; "Введите момент времени суток</text:span></text:p>
          <text:p text:style-name="P10"><text:span text:style-name="T4">в часах, минутах и секундах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1" xml:id="id17" draw:id="id17" draw:layer="layout" svg:width="9.71cm" svg:height="0.945cm" svg:x="1.1cm" svg:y="9.049cm">
          <text:p text:style-name="P11"><text:span text:style-name="T5">DayMoment DAY_MOMENT; cin &gt;&gt; DAY_MOMENT.hours</text:span></text:p>
          <text:p text:style-name="P11"><text:span text:style-name="T5">&gt;&gt; DAY_MOMENT.mins &gt;&gt; DAY_MOMENT.secs; cin.ignore()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5.95cm" svg:y1="7.349cm" svg:x2="5.956cm" svg:y2="7.799cm" draw:start-shape="id15" draw:start-glue-point="6" draw:end-shape="id16" draw:end-glue-point="5" svg:d="M5950 7349l6 450" svg:viewBox="0 0 7 451">
          <text:p/>
        </draw:connector>
        <draw:connector draw:style-name="gr8" draw:text-style-name="P8" draw:layer="layout" draw:type="line" svg:x1="5.956cm" svg:y1="8.757cm" svg:x2="5.955cm" svg:y2="9.049cm" draw:start-shape="id16" draw:start-glue-point="8" draw:end-shape="id17" draw:end-glue-point="5" svg:d="M5956 8757l-1 292" svg:viewBox="0 0 2 293">
          <text:p/>
        </draw:connector>
        <draw:connector draw:style-name="gr8" draw:text-style-name="P8" draw:layer="layout" draw:type="line" svg:x1="5.955cm" svg:y1="9.994cm" svg:x2="5.954cm" svg:y2="10.299cm" draw:start-shape="id17" draw:start-glue-point="8" draw:end-shape="id18" draw:end-glue-point="4" svg:d="M5955 9994l-1 305" svg:viewBox="0 0 2 306">
          <text:p/>
        </draw:connector>
        <draw:custom-shape draw:style-name="gr11" draw:text-style-name="P12" xml:id="id19" draw:id="id19" draw:layer="layout" svg:width="4.5cm" svg:height="0.999cm" svg:x="12.8cm" svg:y="6.35cm">
          <text:p text:style-name="P12"><text:span text:style-name="T1">string getString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9" xml:id="id22" draw:id="id22" draw:layer="layout" svg:width="3.727cm" svg:height="0.998cm" svg:x="13.19cm" svg:y="10.299cm">
          <text:p text:style-name="P9"><text:span text:style-name="T3">return INPUT_STRING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9" xml:id="id20" draw:id="id20" draw:layer="layout" svg:width="9.711cm" svg:height="0.958cm" svg:x="10.2cm" svg:y="7.799cm">
          <text:p text:style-name="P9"><text:span text:style-name="T3">cout &lt;&lt; "Введите строку символов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10" xml:id="id21" draw:id="id21" draw:layer="layout" svg:width="9.71cm" svg:height="0.945cm" svg:x="10.2cm" svg:y="9.049cm">
          <text:p text:style-name="P10"><text:span text:style-name="T4">string INPUT_STRING; getline(cin, INPUT_STRING)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15.05cm" svg:y1="7.349cm" svg:x2="15.056cm" svg:y2="7.799cm" draw:start-shape="id19" draw:start-glue-point="6" draw:end-shape="id20" draw:end-glue-point="5" svg:d="M15050 7349l6 450" svg:viewBox="0 0 7 451">
          <text:p/>
        </draw:connector>
        <draw:connector draw:style-name="gr8" draw:text-style-name="P8" draw:layer="layout" draw:type="line" svg:x1="15.056cm" svg:y1="8.757cm" svg:x2="15.055cm" svg:y2="9.049cm" draw:start-shape="id20" draw:start-glue-point="8" draw:end-shape="id21" draw:end-glue-point="5" svg:d="M15056 8757l-1 292" svg:viewBox="0 0 2 293">
          <text:p/>
        </draw:connector>
        <draw:connector draw:style-name="gr8" draw:text-style-name="P8" draw:layer="layout" draw:type="line" svg:x1="15.055cm" svg:y1="9.994cm" svg:x2="15.054cm" svg:y2="10.299cm" draw:start-shape="id21" draw:start-glue-point="8" draw:end-shape="id22" draw:end-glue-point="4" svg:d="M15055 9994l-1 305" svg:viewBox="0 0 2 306">
          <text:p/>
        </draw:connector>
        <draw:custom-shape draw:style-name="gr11" draw:text-style-name="P12" xml:id="id23" draw:id="id23" draw:layer="layout" svg:width="4.5cm" svg:height="0.999cm" svg:x="3.7cm" svg:y="12.347cm">
          <text:p text:style-name="P12"><text:span text:style-name="T1">float getGallons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9" xml:id="id26" draw:id="id26" draw:layer="layout" svg:width="3.727cm" svg:height="0.998cm" svg:x="4.09cm" svg:y="16.296cm">
          <text:p text:style-name="P9"><text:span text:style-name="T3">return GALLONS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9" xml:id="id24" draw:id="id24" draw:layer="layout" svg:width="9.711cm" svg:height="0.958cm" svg:x="1.1cm" svg:y="13.796cm">
          <text:p text:style-name="P9"><text:span text:style-name="T3">cout &lt;&lt; "Введите число галлонов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9" xml:id="id25" draw:id="id25" draw:layer="layout" svg:width="9.71cm" svg:height="0.946cm" svg:x="1.1cm" svg:y="15.045cm">
          <text:p text:style-name="P10"><text:span text:style-name="T4">float GALLONS; cin &gt;&gt; GALLONS; cin.ignore()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5.95cm" svg:y1="13.346cm" svg:x2="5.956cm" svg:y2="13.796cm" draw:start-shape="id23" draw:start-glue-point="6" draw:end-shape="id24" draw:end-glue-point="5" svg:d="M5950 13346l6 450" svg:viewBox="0 0 7 451">
          <text:p/>
        </draw:connector>
        <draw:connector draw:style-name="gr8" draw:text-style-name="P8" draw:layer="layout" draw:type="line" svg:x1="5.956cm" svg:y1="14.754cm" svg:x2="5.955cm" svg:y2="15.045cm" draw:start-shape="id24" draw:start-glue-point="8" draw:end-shape="id25" draw:end-glue-point="5" svg:d="M5956 14754l-1 291" svg:viewBox="0 0 2 292">
          <text:p/>
        </draw:connector>
        <draw:connector draw:style-name="gr8" draw:text-style-name="P8" draw:layer="layout" draw:type="line" svg:x1="5.955cm" svg:y1="15.991cm" svg:x2="5.954cm" svg:y2="16.296cm" draw:start-shape="id25" draw:start-glue-point="8" draw:end-shape="id26" draw:end-glue-point="4" svg:d="M5955 15991l-1 305" svg:viewBox="0 0 2 306">
          <text:p/>
        </draw:connector>
        <draw:custom-shape draw:style-name="gr11" draw:text-style-name="P9" xml:id="id27" draw:id="id27" draw:layer="layout" svg:width="4.5cm" svg:height="0.999cm" svg:x="12.8cm" svg:y="12.347cm">
          <text:p text:style-name="P9"><text:span text:style-name="T3">float getFahrenheit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9" xml:id="id30" draw:id="id30" draw:layer="layout" svg:width="3.727cm" svg:height="0.998cm" svg:x="13.19cm" svg:y="16.296cm">
          <text:p text:style-name="P9"><text:span text:style-name="T3">return FAHRENHEI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9" xml:id="id28" draw:id="id28" draw:layer="layout" svg:width="9.711cm" svg:height="0.958cm" svg:x="10.2cm" svg:y="13.796cm">
          <text:p text:style-name="P9"><text:span text:style-name="T3">cout &lt;&lt; "Введите число градусов Фаренгейта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4" xml:id="id29" draw:id="id29" draw:layer="layout" svg:width="9.71cm" svg:height="0.946cm" svg:x="10.2cm" svg:y="15.045cm">
          <text:p text:style-name="P13"><text:span text:style-name="T6">float FAHRENHEIT; cin &gt;&gt; FAHRENHEIT; cin.ignore()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15.05cm" svg:y1="13.346cm" svg:x2="15.056cm" svg:y2="13.796cm" draw:start-shape="id27" draw:start-glue-point="6" draw:end-shape="id28" draw:end-glue-point="5" svg:d="M15050 13346l6 450" svg:viewBox="0 0 7 451">
          <text:p/>
        </draw:connector>
        <draw:connector draw:style-name="gr8" draw:text-style-name="P8" draw:layer="layout" draw:type="line" svg:x1="15.056cm" svg:y1="14.754cm" svg:x2="15.055cm" svg:y2="15.045cm" draw:start-shape="id28" draw:start-glue-point="8" draw:end-shape="id29" draw:end-glue-point="5" svg:d="M15056 14754l-1 291" svg:viewBox="0 0 2 292">
          <text:p/>
        </draw:connector>
        <draw:connector draw:style-name="gr8" draw:text-style-name="P8" draw:layer="layout" draw:type="line" svg:x1="15.055cm" svg:y1="15.991cm" svg:x2="15.054cm" svg:y2="16.296cm" draw:start-shape="id29" draw:start-glue-point="8" draw:end-shape="id30" draw:end-glue-point="4" svg:d="M15055 15991l-1 305" svg:viewBox="0 0 2 306">
          <text:p/>
        </draw:connector>
        <draw:custom-shape draw:style-name="gr16" draw:text-style-name="P5" xml:id="id31" draw:id="id31" draw:layer="layout" svg:width="6.977cm" svg:height="1.998cm" svg:x="2.47cm" svg:y="18.344cm">
          <text:p text:style-name="P5">float gallonsToCubicFeetConversion</text:p>
          <text:p text:style-name="P5">(const float &amp;GALLONS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5" xml:id="id32" draw:id="id32" draw:layer="layout" svg:width="6.977cm" svg:height="1.998cm" svg:x="2.47cm" svg:y="21.342cm">
          <text:p text:style-name="P5">return GALLONS / 7.481f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draw:type="line" svg:x1="5.959cm" svg:y1="20.342cm" svg:x2="5.959cm" svg:y2="21.342cm" draw:start-shape="id31" draw:start-glue-point="6" draw:end-shape="id32" draw:end-glue-point="4" svg:d="M5959 20342v1000" svg:viewBox="0 0 1 1001">
          <text:p/>
        </draw:connector>
        <draw:custom-shape draw:style-name="gr16" draw:text-style-name="P5" xml:id="id33" draw:id="id33" draw:layer="layout" svg:width="6.977cm" svg:height="1.998cm" svg:x="11.57cm" svg:y="18.294cm">
          <text:p text:style-name="P5">float fahrenheitToCelsiusConversion</text:p>
          <text:p text:style-name="P5">(const float &amp;FAHRENHEIT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5" xml:id="id34" draw:id="id34" draw:layer="layout" svg:width="6.977cm" svg:height="1.998cm" svg:x="11.57cm" svg:y="21.292cm">
          <text:p text:style-name="P5">return (FAHRENHEIT - 32) * 5 / 9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8" draw:layer="layout" draw:type="line" svg:x1="15.059cm" svg:y1="20.292cm" svg:x2="15.059cm" svg:y2="21.292cm" draw:start-shape="id33" draw:start-glue-point="6" draw:end-shape="id34" draw:end-glue-point="4" svg:d="M15059 20292v1000" svg:viewBox="0 0 1 1001">
          <text:p/>
        </draw:connector>
      </draw:page>
      <draw:page draw:name="page4" draw:style-name="dp1" draw:master-page-name="Обычный">
        <draw:custom-shape draw:style-name="gr17" draw:text-style-name="P5" xml:id="id35" draw:id="id35" draw:layer="layout" svg:width="4cm" svg:height="2cm" svg:x="3.88cm" svg:y="5cm">
          <text:p text:style-name="P5">void firstTask()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8" draw:text-style-name="P9" xml:id="id36" draw:id="id36" draw:layer="layout" svg:width="6cm" svg:height="2cm" svg:x="2.88cm" svg:y="7.4cm">
          <text:p text:style-name="P5"><text:span text:style-name="T3">const float GALLONS</text:span></text:p>
          <text:p text:style-name="P5"><text:span text:style-name="T3">= getGallons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9" xml:id="id37" draw:id="id37" draw:layer="layout" svg:width="8cm" svg:height="2cm" svg:x="1.88cm" svg:y="9.8cm">
          <text:p text:style-name="P9"><text:span text:style-name="T3">const float CUBIC_FEET =</text:span></text:p>
          <text:p text:style-name="P9"><text:span text:style-name="T3">gallonsToCubicFeetConversion(GALLON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9" xml:id="id38" draw:id="id38" draw:layer="layout" svg:width="6cm" svg:height="2cm" svg:x="2.88cm" svg:y="12.25cm">
          <text:p text:style-name="P5"><text:span text:style-name="T3">cout &lt;&lt; "В " &lt;&lt; GALLONS</text:span></text:p>
          <text:p text:style-name="P5"><text:span text:style-name="T3">&lt;&lt; " галлонах содержится "</text:span></text:p>
          <text:p text:style-name="P5"><text:span text:style-name="T3">&lt;&lt; CUBIC_FEET</text:span></text:p>
          <text:p text:style-name="P5"><text:span text:style-name="T3">&lt;&lt; " кубических футов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5.88cm" svg:y1="7cm" svg:x2="5.88cm" svg:y2="7.4cm" draw:start-shape="id35" draw:start-glue-point="6" draw:end-shape="id36" draw:end-glue-point="0" svg:d="M5880 7000v400" svg:viewBox="0 0 1 401">
          <text:p/>
        </draw:connector>
        <draw:connector draw:style-name="gr8" draw:text-style-name="P8" draw:layer="layout" draw:type="line" svg:x1="5.88cm" svg:y1="9.4cm" svg:x2="5.88cm" svg:y2="9.8cm" draw:start-shape="id36" draw:start-glue-point="2" draw:end-shape="id37" draw:end-glue-point="0" svg:d="M5880 9400v400" svg:viewBox="0 0 1 401">
          <text:p/>
        </draw:connector>
        <draw:connector draw:style-name="gr8" draw:text-style-name="P8" draw:layer="layout" draw:type="line" svg:x1="5.88cm" svg:y1="11.8cm" svg:x2="5.88cm" svg:y2="12.25cm" draw:start-shape="id37" draw:start-glue-point="2" draw:end-shape="id38" draw:end-glue-point="5" svg:d="M5880 11800v450" svg:viewBox="0 0 1 451">
          <text:p/>
        </draw:connector>
        <draw:custom-shape draw:style-name="gr17" draw:text-style-name="P5" xml:id="id39" draw:id="id39" draw:layer="layout" svg:width="4cm" svg:height="2cm" svg:x="13.981cm" svg:y="5.001cm">
          <text:p text:style-name="P5">void fifthTask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9" xml:id="id40" draw:id="id40" draw:layer="layout" svg:width="6cm" svg:height="2cm" svg:x="12.981cm" svg:y="7.401cm">
          <text:p text:style-name="P5"><text:span text:style-name="T3">const float FAHRENHEIT</text:span></text:p>
          <text:p text:style-name="P5"><text:span text:style-name="T3">= getFahrenheit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9" draw:text-style-name="P9" xml:id="id41" draw:id="id41" draw:layer="layout" svg:width="8cm" svg:height="2cm" svg:x="11.981cm" svg:y="9.801cm">
          <text:p text:style-name="P9"><text:span text:style-name="T3">const float CELSIUS =</text:span></text:p>
          <text:p text:style-name="P9"><text:span text:style-name="T3">fahrenheitToCelsiusConversion</text:span></text:p>
          <text:p text:style-name="P9"><text:span text:style-name="T3">(FAHRENHEIT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9" xml:id="id42" draw:id="id42" draw:layer="layout" svg:width="6cm" svg:height="2cm" svg:x="12.981cm" svg:y="12.251cm">
          <text:p text:style-name="P5"><text:span text:style-name="T3">cout &lt;&lt; FAHRENHEIT</text:span></text:p>
          <text:p text:style-name="P15"><text:span text:style-name="T7">&lt;&lt; " градусов Фаренгейта </text:span><text:span text:style-name="T3">"</text:span></text:p>
          <text:p text:style-name="P5"><text:span text:style-name="T3">&lt;&lt; "эквивалентно "</text:span></text:p>
          <text:p text:style-name="P5"><text:span text:style-name="T3">&lt;&lt; CELSIUS</text:span></text:p>
          <text:p text:style-name="P5"><text:span text:style-name="T3">&lt;&lt; " градусам Цельсия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15.981cm" svg:y1="7.001cm" svg:x2="15.981cm" svg:y2="7.401cm" draw:start-shape="id39" draw:start-glue-point="6" draw:end-shape="id40" draw:end-glue-point="0" svg:d="M15981 7001v400" svg:viewBox="0 0 1 401">
          <text:p/>
        </draw:connector>
        <draw:connector draw:style-name="gr8" draw:text-style-name="P8" draw:layer="layout" draw:type="line" svg:x1="15.981cm" svg:y1="9.401cm" svg:x2="15.981cm" svg:y2="9.801cm" draw:start-shape="id40" draw:start-glue-point="2" draw:end-shape="id41" draw:end-glue-point="0" svg:d="M15981 9401v400" svg:viewBox="0 0 1 401">
          <text:p/>
        </draw:connector>
        <draw:connector draw:style-name="gr8" draw:text-style-name="P8" draw:layer="layout" draw:type="line" svg:x1="15.981cm" svg:y1="11.801cm" svg:x2="15.981cm" svg:y2="12.251cm" draw:start-shape="id41" draw:start-glue-point="2" draw:end-shape="id42" draw:end-glue-point="5" svg:d="M15981 11801v450" svg:viewBox="0 0 1 451">
          <text:p/>
        </draw:connector>
        <draw:custom-shape draw:style-name="gr17" draw:text-style-name="P5" xml:id="id43" draw:id="id43" draw:layer="layout" svg:width="4cm" svg:height="2cm" svg:x="13.932cm" svg:y="15.352cm">
          <text:p text:style-name="P5">void sixthTask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9" xml:id="id44" draw:id="id44" draw:layer="layout" svg:width="6cm" svg:height="2cm" svg:x="12.932cm" svg:y="17.752cm">
          <text:p text:style-name="P5"><text:span text:style-name="T3">DayMoment</text:span></text:p>
          <text:p text:style-name="P5"><text:span text:style-name="T3">FIRST_DAY_MOMENT</text:span></text:p>
          <text:p text:style-name="P5"><text:span text:style-name="T3">= getDayMoment(),</text:span></text:p>
          <text:p text:style-name="P5"><text:span text:style-name="T3">SECOND_DAY_MOMENT</text:span></text:p>
          <text:p text:style-name="P5"><text:span text:style-name="T3">= getDayMoment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9" xml:id="id46" draw:id="id46" draw:layer="layout" svg:width="7.9cm" svg:height="2.148cm" svg:x="11.98cm" svg:y="22.502cm">
          <text:p text:style-name="P9"><text:span text:style-name="T3">cout</text:span></text:p>
          <text:p text:style-name="P9"><text:span text:style-name="T3">&lt;&lt; "\nПромежуток составляет: часов — "</text:span></text:p>
          <text:p text:style-name="P9"><text:span text:style-name="T3">&lt;&lt; DIFF_TIME.hours &lt;&lt; ", минут — "</text:span></text:p>
          <text:p text:style-name="P9"><text:span text:style-name="T3">&lt;&lt; DIFF_TIME.mins <text:s/>&lt;&lt; ", секунд — "</text:span></text:p>
          <text:p text:style-name="P9"><text:span text:style-name="T3">&lt;&lt; DIFF_TIME.secs <text:s/>&lt;&lt; ".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15.932cm" svg:y1="17.352cm" svg:x2="15.932cm" svg:y2="17.752cm" draw:start-shape="id43" draw:start-glue-point="6" draw:end-shape="id44" draw:end-glue-point="0" svg:d="M15932 17352v400" svg:viewBox="0 0 1 401">
          <text:p/>
        </draw:connector>
        <draw:connector draw:style-name="gr8" draw:text-style-name="P8" draw:layer="layout" draw:type="line" svg:x1="15.932cm" svg:y1="19.752cm" svg:x2="15.93cm" svg:y2="20.1cm" draw:start-shape="id44" draw:start-glue-point="2" draw:end-shape="id45" draw:end-glue-point="4" svg:d="M15932 19752l-2 348" svg:viewBox="0 0 3 349">
          <text:p/>
        </draw:connector>
        <draw:connector draw:style-name="gr8" draw:text-style-name="P8" draw:layer="layout" draw:type="line" svg:x1="15.93cm" svg:y1="22.1cm" svg:x2="15.93cm" svg:y2="22.502cm" draw:start-shape="id45" draw:start-glue-point="6" draw:end-shape="id46" draw:end-glue-point="5" svg:d="M15930 22100v402" svg:viewBox="0 0 1 403">
          <text:p/>
        </draw:connector>
        <draw:custom-shape draw:style-name="gr22" draw:text-style-name="P10" xml:id="id45" draw:id="id45" draw:layer="layout" svg:width="5.9cm" svg:height="2cm" svg:x="12.98cm" svg:y="20.1cm">
          <text:p text:style-name="P5"><text:span text:style-name="T4">DayMoment DIFF_TIME;</text:span></text:p>
          <text:p text:style-name="P5"><text:span text:style-name="T4">DIFF_TIME.takeAllSecs</text:span></text:p>
          <text:p text:style-name="P5"><text:span text:style-name="T4">(abs((int)</text:span></text:p>
          <text:p text:style-name="P5"><text:span text:style-name="T4">(FIRST_DAY_MOMENT.getAllSecs()</text:span></text:p>
          <text:p text:style-name="P5"><text:span text:style-name="T4">- SECOND_DAY_MOMENT.getAllSecs()))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7" draw:id="id47" draw:layer="layout" svg:width="4.5cm" svg:height="0.999cm" svg:x="3.63cm" svg:y="15.45cm">
          <text:p text:style-name="P12"><text:span text:style-name="T1">void thirdTask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9" xml:id="id48" draw:id="id48" draw:layer="layout" svg:width="9.711cm" svg:height="0.958cm" svg:x="1.03cm" svg:y="16.899cm">
          <text:p text:style-name="P9"><text:span text:style-name="T3">cout &lt;&lt; "Введите два числа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1" xml:id="id49" draw:id="id49" draw:layer="layout" svg:width="9.71cm" svg:height="0.946cm" svg:x="1.03cm" svg:y="18.248cm">
          <text:p text:style-name="P11"><text:span text:style-name="T5">float FIRST_NUMBER, SECOND_NUMBER;</text:span></text:p>
          <text:p text:style-name="P11"><text:span text:style-name="T5">cin &gt;&gt; FIRST_NUMBER &gt;&gt; SECOND_NUMBER; cin.ignore()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5.88cm" svg:y1="16.449cm" svg:x2="5.886cm" svg:y2="16.899cm" draw:start-shape="id47" draw:start-glue-point="6" draw:end-shape="id48" draw:end-glue-point="5" svg:d="M5880 16449l6 450" svg:viewBox="0 0 7 451">
          <text:p/>
        </draw:connector>
        <draw:connector draw:style-name="gr8" draw:text-style-name="P8" draw:layer="layout" draw:type="line" svg:x1="5.886cm" svg:y1="17.857cm" svg:x2="5.885cm" svg:y2="18.248cm" draw:start-shape="id48" draw:start-glue-point="8" draw:end-shape="id49" draw:end-glue-point="5" svg:d="M5886 17857l-1 391" svg:viewBox="0 0 2 392">
          <text:p/>
        </draw:connector>
        <draw:connector draw:style-name="gr8" draw:text-style-name="P8" draw:layer="layout" draw:type="line" svg:x1="5.885cm" svg:y1="19.194cm" svg:x2="5.886cm" svg:y2="19.549cm" draw:start-shape="id49" draw:start-glue-point="8" draw:end-shape="id50" draw:end-glue-point="5" svg:d="M5885 19194l1 355" svg:viewBox="0 0 2 356">
          <text:p/>
        </draw:connector>
        <draw:custom-shape draw:style-name="gr15" draw:text-style-name="P11" xml:id="id50" draw:id="id50" draw:layer="layout" svg:width="9.71cm" svg:height="0.946cm" svg:x="1.031cm" svg:y="19.549cm">
          <text:p text:style-name="P11"><text:span text:style-name="T5"><text:s text:c="4"/></text:span><text:span text:style-name="T5">cout &lt;&lt; "Произведение чисел " &lt;&lt; FIRST_NUMBER</text:span></text:p>
          <text:p text:style-name="P11"><text:span text:style-name="T5">&lt;&lt; " и " &lt;&lt; SECOND_NUMBER &lt;&lt; " равно "</text:span></text:p>
          <text:p text:style-name="P11"><text:span text:style-name="T5">&lt;&lt; FIRST_NUMBER * SECOND_NUMBER 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  <draw:page draw:name="page5" draw:style-name="dp1" draw:master-page-name="Обычный">
        <draw:custom-shape draw:style-name="gr23" draw:text-style-name="P12" xml:id="id51" draw:id="id51" draw:layer="layout" svg:width="4cm" svg:height="1cm" svg:x="8.5cm" svg:y="4.68cm">
          <text:p text:style-name="P12"><text:span text:style-name="T8">void secondTask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6" xml:id="id52" draw:id="id52" draw:layer="layout" svg:width="6cm" svg:height="1cm" svg:x="7.5cm" svg:y="6.08cm">
          <text:p text:style-name="P16"><text:span text:style-name="T9">cout &lt;&lt; "Вывод чисел: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17" xml:id="id57" draw:id="id57" draw:layer="layout" svg:width="6cm" svg:height="1cm" svg:x="7.5cm" svg:y="13.08cm">
          <text:p text:style-name="P17"><text:span text:style-name="T10">cout &lt;&lt; --number 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17" xml:id="id54" draw:id="id54" draw:layer="layout" svg:width="6cm" svg:height="1cm" svg:x="7.5cm" svg:y="8.88cm">
          <text:p text:style-name="P17"><text:span text:style-name="T10">cout &lt;&lt; TEN &lt;&lt; "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16" xml:id="id56" draw:id="id56" draw:layer="layout" svg:width="6cm" svg:height="1cm" svg:x="7.5cm" svg:y="11.68cm">
          <text:p text:style-name="P16"><text:span text:style-name="T9">cout &lt;&lt; number &lt;&lt; "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18" xml:id="id53" draw:id="id53" draw:layer="layout" svg:width="4cm" svg:height="1cm" svg:x="8.5cm" svg:y="7.48cm">
          <text:p text:style-name="P18">int number;</text:p>
          <text:p text:style-name="P18">const int TEN = 10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8" xml:id="id55" draw:id="id55" draw:layer="layout" svg:width="4cm" svg:height="1cm" svg:x="8.5cm" svg:y="10.28cm">
          <text:p text:style-name="P18">number = 20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draw:type="line" svg:x1="10.5cm" svg:y1="5.68cm" svg:x2="10.5cm" svg:y2="6.08cm" draw:start-shape="id51" draw:start-glue-point="6" draw:end-shape="id52" draw:end-glue-point="5" svg:d="M10500 5680v400" svg:viewBox="0 0 1 401">
          <text:p/>
        </draw:connector>
        <draw:connector draw:style-name="gr8" draw:text-style-name="P8" draw:layer="layout" draw:type="line" svg:x1="10.5cm" svg:y1="7.08cm" svg:x2="10.5cm" svg:y2="7.48cm" draw:start-shape="id52" draw:start-glue-point="8" draw:end-shape="id53" draw:end-glue-point="4" svg:d="M10500 7080v400" svg:viewBox="0 0 1 401">
          <text:p/>
        </draw:connector>
        <draw:connector draw:style-name="gr8" draw:text-style-name="P8" draw:layer="layout" draw:type="line" svg:x1="10.5cm" svg:y1="8.48cm" svg:x2="10.5cm" svg:y2="8.88cm" draw:start-shape="id53" draw:start-glue-point="6" draw:end-shape="id54" draw:end-glue-point="5" svg:d="M10500 8480v400" svg:viewBox="0 0 1 401">
          <text:p/>
        </draw:connector>
        <draw:connector draw:style-name="gr8" draw:text-style-name="P8" draw:layer="layout" draw:type="line" svg:x1="10.5cm" svg:y1="9.88cm" svg:x2="10.5cm" svg:y2="10.28cm" draw:start-shape="id54" draw:start-glue-point="8" draw:end-shape="id55" draw:end-glue-point="4" svg:d="M10500 9880v400" svg:viewBox="0 0 1 401">
          <text:p/>
        </draw:connector>
        <draw:connector draw:style-name="gr8" draw:text-style-name="P8" draw:layer="layout" draw:type="line" svg:x1="10.5cm" svg:y1="11.28cm" svg:x2="10.5cm" svg:y2="11.68cm" draw:start-shape="id55" draw:start-glue-point="6" draw:end-shape="id56" draw:end-glue-point="5" svg:d="M10500 11280v400" svg:viewBox="0 0 1 401">
          <text:p/>
        </draw:connector>
        <draw:connector draw:style-name="gr8" draw:text-style-name="P8" draw:layer="layout" draw:type="line" svg:x1="10.5cm" svg:y1="12.68cm" svg:x2="10.5cm" svg:y2="13.08cm" draw:start-shape="id56" draw:start-glue-point="8" draw:end-shape="id57" draw:end-glue-point="5" svg:d="M10500 12680v400" svg:viewBox="0 0 1 401">
          <text:p/>
        </draw:connector>
        <draw:custom-shape draw:style-name="gr23" draw:text-style-name="P19" xml:id="id58" draw:id="id58" draw:layer="layout" svg:width="4cm" svg:height="1cm" svg:x="8.5cm" svg:y="15.23cm">
          <text:p text:style-name="P19">void fourthTask(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9" xml:id="id59" draw:id="id59" draw:layer="layout" svg:width="5cm" svg:height="1cm" svg:x="8cm" svg:y="16.63cm">
          <text:p text:style-name="P19"><text:span text:style-name="T9">const string INPUT_STRING</text:span></text:p>
          <text:p text:style-name="P19"><text:span text:style-name="T9">= getString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7" draw:text-style-name="P9" xml:id="id60" draw:id="id60" draw:layer="layout" svg:width="10cm" svg:height="1cm" svg:x="5.5cm" svg:y="18.03cm">
          <text:p text:style-name="P19"><text:span text:style-name="T9">cout &lt;&lt; "Введённая строка в обратном порядке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20" draw:layer="layout" draw:type="line" svg:x1="10.5cm" svg:y1="16.23cm" svg:x2="10.5cm" svg:y2="16.63cm" draw:start-shape="id58" draw:start-glue-point="6" draw:end-shape="id59" draw:end-glue-point="0" svg:d="M10500 16230v400" svg:viewBox="0 0 1 401">
          <text:p/>
        </draw:connector>
        <draw:connector draw:style-name="gr8" draw:text-style-name="P20" draw:layer="layout" draw:type="line" svg:x1="10.5cm" svg:y1="17.63cm" svg:x2="10.5cm" svg:y2="18.03cm" draw:start-shape="id59" draw:start-glue-point="2" draw:end-shape="id60" draw:end-glue-point="5" svg:d="M10500 17630v400" svg:viewBox="0 0 1 401">
          <text:p/>
        </draw:connector>
        <draw:custom-shape draw:style-name="gr28" draw:text-style-name="P19" xml:id="id61" draw:id="id61" draw:layer="layout" svg:width="8cm" svg:height="1cm" svg:x="6.5cm" svg:y="19.43cm">
          <text:p text:style-name="P19">for (int i = INPUT_STRING.length() - 1; i &gt;= 0; --i)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4" draw:text-style-name="P9" xml:id="id62" draw:id="id62" draw:layer="layout" svg:width="6cm" svg:height="1cm" svg:x="7.5cm" svg:y="20.83cm">
          <text:p text:style-name="P19"><text:span text:style-name="T9">cout &lt;&lt; INPUT_STRING[i]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9" xml:id="id63" draw:id="id63" draw:layer="layout" svg:width="4cm" svg:height="1cm" svg:x="8.5cm" svg:y="24.03cm">
          <text:p text:style-name="P5"><text:span text:style-name="T3">cout 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8" draw:layer="layout" draw:type="line" svg:x1="10.5cm" svg:y1="19.03cm" svg:x2="10.5cm" svg:y2="19.43cm" draw:start-shape="id60" draw:start-glue-point="8" draw:end-shape="id61" draw:end-glue-point="4" svg:d="M10500 19030v400" svg:viewBox="0 0 1 401">
          <text:p/>
        </draw:connector>
        <draw:connector draw:style-name="gr8" draw:text-style-name="P8" draw:layer="layout" draw:type="line" svg:x1="10.5cm" svg:y1="20.43cm" svg:x2="10.5cm" svg:y2="20.83cm" draw:start-shape="id61" draw:start-glue-point="6" draw:end-shape="id62" draw:end-glue-point="5" svg:d="M10500 20430v400" svg:viewBox="0 0 1 401">
          <text:p/>
        </draw:connector>
        <draw:connector draw:style-name="gr30" draw:text-style-name="P8" draw:layer="layout" draw:line-skew="0.198cm -0.499cm" svg:x1="10.5cm" svg:y1="21.83cm" svg:x2="6.5cm" svg:y2="19.93cm" draw:start-shape="id62" draw:start-glue-point="8" draw:end-shape="id61" draw:end-glue-point="5" svg:d="M10500 21830v700h-5000v-2600h1000" svg:viewBox="0 0 5001 2601">
          <text:p/>
        </draw:connector>
        <draw:connector draw:style-name="gr31" draw:text-style-name="P8" draw:layer="layout" draw:line-skew="0.498cm 1.049cm" svg:x1="14.5cm" svg:y1="19.93cm" svg:x2="10.5cm" svg:y2="24.03cm" draw:start-shape="id61" draw:start-glue-point="7" draw:end-shape="id63" draw:end-glue-point="5" svg:d="M14500 19930h1000v3350h-5000v750" svg:viewBox="0 0 5001 41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Consolas" svg:font-family="Consolas"/>
    <style:font-face style:name="OpenSymbol" svg:font-family="OpenSymbol, 'Arial Unicode MS'"/>
    <style:font-face style:name="Liberation Mono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2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NSimSun1" svg:font-family="NSimSun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1-03T23:26:03.501000000</dc:date>
    <meta:editing-duration>PT1H53M45S</meta:editing-duration>
    <meta:editing-cycles>13</meta:editing-cycles>
    <meta:generator>LibreOffice/7.1.5.2$Windows_X86_64 LibreOffice_project/85f04e9f809797b8199d13c421bd8a2b025d52b5</meta:generator>
    <meta:document-statistic meta:object-count="110"/>
  </office:meta>
</office:document-meta>
</file>